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61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61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LP upper bound</text:p>
          </table:table-cell>
          <table:table-cell table:style-name="ce4" office:value-type="string" calcext:value-type="string">
            <text:p>minelib</text:p>
          </table:table-cell>
          <table:table-cell table:style-name="ce4" office:value-type="string" calcext:value-type="string">
            <text:p>gecco</text:p>
          </table:table-cell>
          <table:table-cell table:style-name="ce4"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zuck_small</text:p>
          </table:table-cell>
          <table:table-cell table:style-name="ce5" office:value-type="float" office:value="854200000" calcext:value-type="float">
            <text:p>8.54E+08</text:p>
          </table:table-cell>
          <table:table-cell table:style-name="ce5" office:value-type="float" office:value="567600000" calcext:value-type="float">
            <text:p>5.68E+08</text:p>
          </table:table-cell>
          <table:table-cell table:style-name="ce5" office:value-type="float" office:value="839000000" calcext:value-type="float">
            <text:p>8.39E+08</text:p>
          </table:table-cell>
          <table:table-cell table:style-name="ce5" office:value-type="float" office:value="846000000" calcext:value-type="float">
            <text:p>8.46E+0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kd</text:p>
          </table:table-cell>
          <table:table-cell table:style-name="ce6" office:value-type="float" office:value="409500000" calcext:value-type="float">
            <text:p>4.10E+08</text:p>
          </table:table-cell>
          <table:table-cell table:style-name="ce6" office:value-type="float" office:value="350800000" calcext:value-type="float">
            <text:p>3.51E+08</text:p>
          </table:table-cell>
          <table:table-cell table:style-name="ce6" office:value-type="float" office:value="400700000" calcext:value-type="float">
            <text:p>4.01E+08</text:p>
          </table:table-cell>
          <table:table-cell table:style-name="ce6" office:value-type="float" office:value="407100000" calcext:value-type="float">
            <text:p>4.07E+0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zuck_medium</text:p>
          </table:table-cell>
          <table:table-cell table:style-name="ce6" office:value-type="float" office:value="710600000" calcext:value-type="float">
            <text:p>7.11E+08</text:p>
          </table:table-cell>
          <table:table-cell table:style-name="ce6" office:value-type="float" office:value="458700000" calcext:value-type="float">
            <text:p>4.59E+08</text:p>
          </table:table-cell>
          <table:table-cell table:style-name="ce6" office:value-type="float" office:value="647300000" calcext:value-type="float">
            <text:p>6.47E+08</text:p>
          </table:table-cell>
          <table:table-cell table:style-name="ce6" office:value-type="float" office:value="664700000" calcext:value-type="float">
            <text:p>6.65E+08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marvin</text:p>
          </table:table-cell>
          <table:table-cell table:style-name="ce6" office:value-type="float" office:value="863900000" calcext:value-type="float">
            <text:p>8.64E+08</text:p>
          </table:table-cell>
          <table:table-cell table:style-name="ce6" office:value-type="float" office:value="820700000" calcext:value-type="float">
            <text:p>8.21E+08</text:p>
          </table:table-cell>
          <table:table-cell table:style-name="ce6" office:value-type="float" office:value="850000000" calcext:value-type="float">
            <text:p>8.50E+08</text:p>
          </table:table-cell>
          <table:table-cell table:style-name="ce6" office:value-type="float" office:value="853800000" calcext:value-type="float">
            <text:p>8.54E+08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zuck_large</text:p>
          </table:table-cell>
          <table:table-cell table:style-name="ce7" office:value-type="float" office:value="57390000" calcext:value-type="float">
            <text:p>5.74E+07</text:p>
          </table:table-cell>
          <table:table-cell table:style-name="ce7" office:value-type="float" office:value="56780000" calcext:value-type="float">
            <text:p>5.68E+07</text:p>
          </table:table-cell>
          <table:table-cell table:style-name="ce7" office:value-type="float" office:value="51820000" calcext:value-type="float">
            <text:p>5.18E+07</text:p>
          </table:table-cell>
          <table:table-cell table:style-name="ce7" office:value-type="float" office:value="54120000" calcext:value-type="float">
            <text:p>5.41E+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00:14.866621291</meta:creation-date>
    <dc:date>2018-05-20T15:09:08.022458694</dc:date>
    <meta:editing-duration>PT8M54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